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italic" style:text-underline-style="none" style:font-style-asian="italic" style:font-style-complex="italic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justify" style:justify-single-word="false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" style:family="text">
      <style:text-properties fo:font-style="italic" style:text-underline-style="none" style:font-style-asian="italic" style:font-style-complex="italic"/>
    </style:style>
    <style:style style:name="T2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Dr. Juan Eulogio Estigarribia, 07 de enero de 2020</text:p>
      <text:p text:style-name="P1"/>
      <text:p text:style-name="P1"/>
      <text:p text:style-name="P1"/>
      <text:p text:style-name="P3">Interfisa Banco S.A.</text:p>
      <text:p text:style-name="P2">Gerente de Sucursal Campo 9.</text:p>
      <text:p text:style-name="P4">Demetrio Cabrera Ruiz Diaz</text:p>
      <text:p text:style-name="P3">Presente:</text:p>
      <text:p text:style-name="P2"/>
      <text:p text:style-name="P2"/>
      <text:p text:style-name="P2"/>
      <text:p text:style-name="P5"><text:tab/>A través de este medio, yo el Ing. Carlos Ariel Martínez Wolf con CI: 2.526.388 cumplo en informar a quien corresponda sobre mi intención de realizar un contrato de compraventa privada a favor del Sr. Iván Eduardo Quintana Perrens con CI: 3.982.573 sobre mi derecho dentro del Condominio del inmueble Identificado con el Padrón Nº 3360 de Juan E. O'leary. Finca Nº 3241. <text:s/>Al cual actualmente pesa una Garantía Hipotecaria a favor del Banco Interfisa S.A. </text:p>
      <text:p text:style-name="P5"/>
      <text:p text:style-name="P5"><text:tab/>No así la de realizar transferencia del mismo, hasta tanto se cumpla con el plazo establecido de las operaciones previamente contraídas con el Banco Interfisa S.A. </text:p>
      <text:p text:style-name="P5"/>
      <text:p text:style-name="P5"><text:tab/>Cumpliendo con la Quinta Cláusula del contrato Hipotecario. <text:span text:style-name="T1">“En caso que </text:span><text:span text:style-name="T2">LOS DEUDORES</text:span><text:span text:style-name="T3"> transfieran el inmueble hipotecado por este instrumento </text:span><text:span text:style-name="T4">o lo prometan en venta</text:span><text:span text:style-name="T3"> o lo den en usufructo o uso. </text:span><text:span text:style-name="T2">LOS DEUDORES</text:span><text:span text:style-name="T3"> deberán comunicar cualquiera de éstas situaciones al </text:span><text:span text:style-name="T2">BANCO,</text:span><text:span text:style-name="T3"> de inmediato y por escrito, en cualquier caso.”</text:span></text:p>
      <text:p text:style-name="P7"/>
      <text:p text:style-name="P5"><text:span text:style-name="T3"><text:tab/></text:span><text:span text:style-name="T5">S</text:span>in más nada que agregar. Me despido atentamente.-</text:p>
      <text:p text:style-name="P5"/>
      <text:p text:style-name="P5"/>
      <text:p text:style-name="P5"/>
      <text:p text:style-name="P5"/>
      <text:p text:style-name="P5"/>
      <text:p text:style-name="P6">__________________________________</text:p>
      <text:p text:style-name="P6">Ing. Carlos Ariel Martínez Wolf</text:p>
      <text:p text:style-name="P6">CI: 2.526.388</text:p>
      <text:p text:style-name="P6"/>
      <text:p text:style-name="P2"><text:tab/>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Y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dgar González</meta:initial-creator>
    <meta:creation-date>2020-01-07T10:17:54.50</meta:creation-date>
    <dc:date>2020-01-07T11:42:01.49</dc:date>
    <dc:creator>Edgar González</dc:creator>
    <meta:editing-duration>PT18M32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1" meta:paragraph-count="14" meta:word-count="190" meta:character-count="1200"/>
  </office:meta>
</office:document-meta>
</file>